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8.38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32.4mm"/>
    </style:style>
    <style:style style:name="co6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>
      <style:table-cell-properties fo:background-color="#cfe7f5"/>
    </style:style>
    <style:style style:name="ce3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разр</text:p>
          </table:table-cell>
          <table:table-cell table:style-name="ce3" office:value-type="string" calcext:value-type="string">
            <text:p>Недель: 15</text:p>
          </table:table-cell>
          <table:table-cell table:number-columns-repeated="3"/>
          <table:table-cell office:value-type="string" calcext:value-type="string">
            <text:p>этап</text:p>
          </table:table-cell>
          <table:table-cell office:value-type="string" calcext:value-type="string">
            <text:p>исп</text:p>
          </table:table-cell>
          <table:table-cell office:value-type="string" calcext:value-type="string">
            <text:p>рук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дни</text:p>
          </table:table-cell>
          <table:table-cell table:style-name="ce2" office:value-type="string" calcext:value-type="string">
            <text:p>часы</text:p>
          </table:table-cell>
          <table:table-cell table:style-name="ce2" office:value-type="string" calcext:value-type="string">
            <text:p>один час работы,руб</text:p>
          </table:table-cell>
          <table:table-cell table:style-name="ce2" office:value-type="string" calcext:value-type="string">
            <text:p>стоимость</text:p>
          </table:table-cell>
          <table:table-cell table:style-name="ce2" office:value-type="string" calcext:value-type="string">
            <text:p>%</text:p>
          </table:table-cell>
          <table:table-cell/>
          <table:table-cell table:number-columns-repeated="2" office:value-type="string" calcext:value-type="string">
            <text:p>часы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3]*[.C3]" office:value-type="float" office:value="96.84" calcext:value-type="float">
            <text:p>96,84</text:p>
          </table:table-cell>
          <table:table-cell table:formula="of:=([.B3]*100/[.B$16])" office:value-type="float" office:value="1.14942528735632" calcext:value-type="float">
            <text:p>1,1494252873563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3]*100/[.G$15]" office:value-type="float" office:value="3.40909090909091" calcext:value-type="float">
            <text:p>3,409090909090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4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4]*[.C4]" office:value-type="float" office:value="484.2" calcext:value-type="float">
            <text:p>484,2</text:p>
          </table:table-cell>
          <table:table-cell table:formula="of:=([.B4]*100/[.B$16])" office:value-type="float" office:value="5.74712643678161" calcext:value-type="float">
            <text:p>5,747126436781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G4]*100/[.G$15]" office:value-type="float" office:value="6.81818181818182" calcext:value-type="float">
            <text:p>6,81818181818182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5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5]*[.C5]" office:value-type="float" office:value="581.04" calcext:value-type="float">
            <text:p>581,04</text:p>
          </table:table-cell>
          <table:table-cell table:formula="of:=([.B5]*100/[.B$16])" office:value-type="float" office:value="6.89655172413793" calcext:value-type="float">
            <text:p>6,8965517241379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/>
          <table:table-cell table:formula="of:=[.G5]*100/[.G$15]" office:value-type="float" office:value="34.0909090909091" calcext:value-type="float">
            <text:p>34,0909090909091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]*6" office:value-type="float" office:value="96" calcext:value-type="float">
            <text:p>96</text:p>
          </table:table-cell>
          <table:table-cell office:value-type="float" office:value="16.14" calcext:value-type="float">
            <text:p>16,14</text:p>
          </table:table-cell>
          <table:table-cell table:formula="of:=[.B6]*[.C6]" office:value-type="float" office:value="1549.44" calcext:value-type="float">
            <text:p>1549,44</text:p>
          </table:table-cell>
          <table:table-cell table:formula="of:=([.B6]*100/[.B$16])" office:value-type="float" office:value="18.3908045977011" calcext:value-type="float">
            <text:p>18,390804597701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G6]*100/[.G$15]" office:value-type="float" office:value="8.52272727272727" calcext:value-type="float">
            <text:p>8,5227272727272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7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7]*[.C7]" office:value-type="float" office:value="1162.08" calcext:value-type="float">
            <text:p>1162,08</text:p>
          </table:table-cell>
          <table:table-cell table:formula="of:=([.B7]*100/[.B$16])" office:value-type="float" office:value="13.7931034482759" calcext:value-type="float">
            <text:p>13,7931034482759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G7]*100/[.G$15]" office:value-type="float" office:value="6.25" calcext:value-type="float">
            <text:p>6,2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8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8]*[.C8]" office:value-type="float" office:value="1162.08" calcext:value-type="float">
            <text:p>1162,08</text:p>
          </table:table-cell>
          <table:table-cell table:formula="of:=([.B8]*100/[.B$16])" office:value-type="float" office:value="13.7931034482759" calcext:value-type="float">
            <text:p>13,7931034482759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[.G8]*100/[.G$15]" office:value-type="float" office:value="3.40909090909091" calcext:value-type="float">
            <text:p>3,409090909090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9]*6" office:value-type="float" office:value="72" calcext:value-type="float">
            <text:p>72</text:p>
          </table:table-cell>
          <table:table-cell office:value-type="float" office:value="16.14" calcext:value-type="float">
            <text:p>16,14</text:p>
          </table:table-cell>
          <table:table-cell table:formula="of:=[.B9]*[.C9]" office:value-type="float" office:value="1162.08" calcext:value-type="float">
            <text:p>1162,08</text:p>
          </table:table-cell>
          <table:table-cell table:formula="of:=([.B9]*100/[.B$16])" office:value-type="float" office:value="13.7931034482759" calcext:value-type="float">
            <text:p>13,793103448275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G9]*100/[.G$15]" office:value-type="float" office:value="6.81818181818182" calcext:value-type="float">
            <text:p>6,81818181818182</text:p>
          </table:table-cell>
          <table:table-cell office:value-type="float" office:value="6" calcext:value-type="float">
            <text:p>6</text:p>
          </table:table-cell>
          <table:table-cell table:formula="of:=[.H9]*100/[.H$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0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0]*[.C10]" office:value-type="float" office:value="581.04" calcext:value-type="float">
            <text:p>581,04</text:p>
          </table:table-cell>
          <table:table-cell table:formula="of:=([.B10]*100/[.B$16])" office:value-type="float" office:value="6.89655172413793" calcext:value-type="float">
            <text:p>6,8965517241379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0]*100/[.G$15]" office:value-type="float" office:value="3.40909090909091" calcext:value-type="float">
            <text:p>3,40909090909091</text:p>
          </table:table-cell>
          <table:table-cell office:value-type="float" office:value="3" calcext:value-type="float">
            <text:p>3</text:p>
          </table:table-cell>
          <table:table-cell table:formula="of:=[.H10]*100/[.H$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11]*6" office:value-type="float" office:value="30" calcext:value-type="float">
            <text:p>30</text:p>
          </table:table-cell>
          <table:table-cell office:value-type="float" office:value="16.14" calcext:value-type="float">
            <text:p>16,14</text:p>
          </table:table-cell>
          <table:table-cell table:formula="of:=[.B11]*[.C11]" office:value-type="float" office:value="484.2" calcext:value-type="float">
            <text:p>484,2</text:p>
          </table:table-cell>
          <table:table-cell table:formula="of:=([.B11]*100/[.B$16])" office:value-type="float" office:value="5.74712643678161" calcext:value-type="float">
            <text:p>5,7471264367816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1]*100/[.G$15]" office:value-type="float" office:value="3.40909090909091" calcext:value-type="float">
            <text:p>3,40909090909091</text:p>
          </table:table-cell>
          <table:table-cell office:value-type="float" office:value="3" calcext:value-type="float">
            <text:p>3</text:p>
          </table:table-cell>
          <table:table-cell table:formula="of:=[.H11]*100/[.H$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12]*6" office:value-type="float" office:value="36" calcext:value-type="float">
            <text:p>36</text:p>
          </table:table-cell>
          <table:table-cell office:value-type="float" office:value="16.14" calcext:value-type="float">
            <text:p>16,14</text:p>
          </table:table-cell>
          <table:table-cell table:formula="of:=[.B12]*[.C12]" office:value-type="float" office:value="581.04" calcext:value-type="float">
            <text:p>581,04</text:p>
          </table:table-cell>
          <table:table-cell table:formula="of:=([.B12]*100/[.B$16])" office:value-type="float" office:value="6.89655172413793" calcext:value-type="float">
            <text:p>6,8965517241379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G12]*100/[.G$15]" office:value-type="float" office:value="13.6363636363636" calcext:value-type="float">
            <text:p>13,6363636363636</text:p>
          </table:table-cell>
          <table:table-cell office:value-type="float" office:value="14" calcext:value-type="float">
            <text:p>14</text:p>
          </table:table-cell>
          <table:table-cell table:formula="of:=[.H12]*100/[.H$1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3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3]*[.C13]" office:value-type="float" office:value="96.84" calcext:value-type="float">
            <text:p>96,84</text:p>
          </table:table-cell>
          <table:table-cell table:formula="of:=([.B13]*100/[.B$16])" office:value-type="float" office:value="1.14942528735632" calcext:value-type="float">
            <text:p>1,1494252873563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[.G13]*100/[.G$15]" office:value-type="float" office:value="6.81818181818182" calcext:value-type="float">
            <text:p>6,81818181818182</text:p>
          </table:table-cell>
          <table:table-cell office:value-type="float" office:value="7" calcext:value-type="float">
            <text:p>7</text:p>
          </table:table-cell>
          <table:table-cell table:formula="of:=[.H13]*100/[.H$15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4]*6" office:value-type="float" office:value="6" calcext:value-type="float">
            <text:p>6</text:p>
          </table:table-cell>
          <table:table-cell office:value-type="float" office:value="16.14" calcext:value-type="float">
            <text:p>16,14</text:p>
          </table:table-cell>
          <table:table-cell table:formula="of:=[.B14]*[.C14]" office:value-type="float" office:value="96.84" calcext:value-type="float">
            <text:p>96,84</text:p>
          </table:table-cell>
          <table:table-cell table:formula="of:=([.B14]*100/[.B$16])" office:value-type="float" office:value="1.14942528735632" calcext:value-type="float">
            <text:p>1,1494252873563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/>
          <table:table-cell table:formula="of:=[.G14]*100/[.G$15]" office:value-type="float" office:value="3.40909090909091" calcext:value-type="float">
            <text:p>3,4090909090909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15]*6" office:value-type="float" office:value="24" calcext:value-type="float">
            <text:p>24</text:p>
          </table:table-cell>
          <table:table-cell office:value-type="float" office:value="16.14" calcext:value-type="float">
            <text:p>16,14</text:p>
          </table:table-cell>
          <table:table-cell table:formula="of:=[.B15]*[.C15]" office:value-type="float" office:value="387.36" calcext:value-type="float">
            <text:p>387,36</text:p>
          </table:table-cell>
          <table:table-cell table:formula="of:=([.B15]*100/[.B$16])" office:value-type="float" office:value="4.59770114942529" calcext:value-type="float">
            <text:p>4,59770114942529</text:p>
          </table:table-cell>
          <table:table-cell office:value-type="string" calcext:value-type="string">
            <text:p>всего</text:p>
          </table:table-cell>
          <table:table-cell table:formula="of:=SUM([.G3:.G14])" office:value-type="float" office:value="176" calcext:value-type="float">
            <text:p>176</text:p>
          </table:table-cell>
          <table:table-cell table:formula="of:=SUM([.H3:.H14])" office:value-type="float" office:value="20" calcext:value-type="float">
            <text:p>20</text:p>
          </table:table-cell>
          <table:table-cell table:formula="of:=SUM([.I3:.I14])" office:value-type="float" office:value="100" calcext:value-type="float">
            <text:p>100</text:p>
          </table:table-cell>
          <table:table-cell table:formula="of:=SUM([.J3:.J14])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3" table:formula="of:=SUM([.A3:.A15])" office:value-type="float" office:value="87" calcext:value-type="float">
            <text:p>87</text:p>
          </table:table-cell>
          <table:table-cell table:style-name="ce3" table:formula="of:=SUM([.B3:.B15])" office:value-type="float" office:value="522" calcext:value-type="float">
            <text:p>522</text:p>
          </table:table-cell>
          <table:table-cell/>
          <table:table-cell table:style-name="ce3" table:formula="of:=SUM([.D3:.D15])" office:value-type="float" office:value="8425.08" calcext:value-type="float">
            <text:p>8425,08</text:p>
          </table:table-cell>
          <table:table-cell table:style-name="ce3" table:formula="of:=SUM([.E3:.E15])" office:value-type="float" office:value="100" calcext:value-type="float">
            <text:p>100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праздника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ce3" office:value-type="string" calcext:value-type="string">
            <text:p>в час</text:p>
          </table:table-cell>
          <table:table-cell table:style-name="ce3" office:value-type="string" calcext:value-type="string">
            <text:p>часы</text:p>
          </table:table-cell>
        </table:table-row>
        <table:table-row table:style-name="ro1">
          <table:table-cell table:style-name="ce3" office:value-type="string" calcext:value-type="string">
            <text:p>оплата труда</text:p>
          </table:table-cell>
          <table:table-cell table:style-name="ce3" office:value-type="string" calcext:value-type="string">
            <text:p>ЗП</text:p>
          </table:table-cell>
          <table:table-cell table:style-name="ce3" office:value-type="string" calcext:value-type="string">
            <text:p>Рк, 30%</text:p>
          </table:table-cell>
          <table:table-cell table:style-name="ce3" office:value-type="string" calcext:value-type="string">
            <text:p>ОЗП</text:p>
          </table:table-cell>
          <table:table-cell table:style-name="ce3"/>
          <table:table-cell table:style-name="ce3" office:value-type="string" calcext:value-type="string">
            <text:p>ФОТ</text:p>
          </table:table-cell>
          <table:table-cell table:style-name="ce3" office:value-type="string" calcext:value-type="string">
            <text:p>Страховые, 30,2%</text:p>
          </table:table-cell>
          <table:table-cell table:style-name="ce3" office:value-type="string" calcext:value-type="string">
            <text:p>всего</text:p>
          </table:table-cell>
          <table:table-cell/>
          <table:table-cell table:style-name="ce3" office:value-type="string" calcext:value-type="string">
            <text:p>рук</text:p>
          </table:table-cell>
          <table:table-cell office:value-type="float" office:value="230" calcext:value-type="float">
            <text:p>2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рук</text:p>
          </table:table-cell>
          <table:table-cell table:formula="of:=[.K20]*[.L20]" office:value-type="float" office:value="4600" calcext:value-type="float">
            <text:p>4600</text:p>
          </table:table-cell>
          <table:table-cell table:formula="of:=[.B21]*0.3" office:value-type="float" office:value="1380" calcext:value-type="float">
            <text:p>1380</text:p>
          </table:table-cell>
          <table:table-cell table:formula="of:=[.C21]+[.B21]" office:value-type="float" office:value="5980" calcext:value-type="float">
            <text:p>5980</text:p>
          </table:table-cell>
          <table:table-cell/>
          <table:table-cell table:formula="of:=[.E21]+[.D21]" office:value-type="float" office:value="5980" calcext:value-type="float">
            <text:p>5980</text:p>
          </table:table-cell>
          <table:table-cell table:formula="of:=[.F21]*0.302" office:value-type="float" office:value="1805.96" calcext:value-type="float">
            <text:p>1805,96</text:p>
          </table:table-cell>
          <table:table-cell table:formula="of:=[.G21]+[.F21]" office:value-type="float" office:value="7785.96" calcext:value-type="float">
            <text:p>7785,96</text:p>
          </table:table-cell>
          <table:table-cell/>
          <table:table-cell table:style-name="ce3" office:value-type="string" calcext:value-type="string">
            <text:p>исп</text:p>
          </table:table-cell>
          <table:table-cell office:value-type="float" office:value="27.5" calcext:value-type="float">
            <text:p>27,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table:style-name="ce3" office:value-type="string" calcext:value-type="string">
            <text:p>разр</text:p>
          </table:table-cell>
          <table:table-cell table:formula="of:=[.K21]*[.L21]" office:value-type="float" office:value="4840" calcext:value-type="float">
            <text:p>4840</text:p>
          </table:table-cell>
          <table:table-cell table:formula="of:=[.B22]*0.3" office:value-type="float" office:value="1452" calcext:value-type="float">
            <text:p>1452</text:p>
          </table:table-cell>
          <table:table-cell table:formula="of:=[.C22]+[.B22]" office:value-type="float" office:value="6292" calcext:value-type="float">
            <text:p>6292</text:p>
          </table:table-cell>
          <table:table-cell/>
          <table:table-cell table:formula="of:=[.E22]+[.D22]" office:value-type="float" office:value="6292" calcext:value-type="float">
            <text:p>6292</text:p>
          </table:table-cell>
          <table:table-cell table:formula="of:=[.F22]*0.302" office:value-type="float" office:value="1900.184" calcext:value-type="float">
            <text:p>1900,184</text:p>
          </table:table-cell>
          <table:table-cell table:formula="of:=[.G22]+[.F22]" office:value-type="float" office:value="8192.184" calcext:value-type="float">
            <text:p>8192,184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[.H21]+[.H22]" office:value-type="float" office:value="15978.144" calcext:value-type="float">
            <text:p>15978,144</text:p>
          </table:table-cell>
          <table:table-cell table:number-columns-repeated="10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float" office:value="36748.94" calcext:value-type="float">
            <text:p>36748,94</text:p>
          </table:table-cell>
          <table:table-cell table:number-columns-repeated="11"/>
        </table:table-row>
        <table:table-row table:style-name="ro1">
          <table:table-cell office:value-type="float" office:value="362.01" calcext:value-type="float">
            <text:p>362,01</text:p>
          </table:table-cell>
          <table:table-cell table:number-columns-repeated="5"/>
          <table:table-cell table:style-name="ce3" office:value-type="string" calcext:value-type="string">
            <text:p>амортизация</text:p>
          </table:table-cell>
          <table:table-cell table:number-columns-repeated="5"/>
        </table:table-row>
        <table:table-row table:style-name="ro1">
          <table:table-cell office:value-type="float" office:value="3528" calcext:value-type="float">
            <text:p>3528</text:p>
          </table:table-cell>
          <table:table-cell table:number-columns-repeated="4"/>
          <table:table-cell table:number-columns-repeated="2" office:value-type="float" office:value="25000" calcext:value-type="float">
            <text:p>25000</text:p>
          </table:table-cell>
          <table:table-cell office:value-type="float" office:value="2.8" calcext:value-type="float">
            <text:p>2,8</text:p>
          </table:table-cell>
          <table:table-cell table:formula="of:=[.G30]*[.H30]%"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737.36" calcext:value-type="float">
            <text:p>737,36</text:p>
          </table:table-cell>
          <table:table-cell table:number-columns-repeated="4"/>
          <table:table-cell table:number-columns-repeated="2" office:value-type="float" office:value="6500" calcext:value-type="float">
            <text:p>6500</text:p>
          </table:table-cell>
          <table:table-cell office:value-type="float" office:value="2.8" calcext:value-type="float">
            <text:p>2,8</text:p>
          </table:table-cell>
          <table:table-cell table:formula="of:=[.G31]*[.H31]%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7"/>
          <table:table-cell table:formula="of:=[.I30]+[.I31]" office:value-type="float" office:value="882" calcext:value-type="float">
            <text:p>882</text:p>
          </table:table-cell>
          <table:table-cell table:number-columns-repeated="3"/>
        </table:table-row>
        <table:table-row table:style-name="ro1">
          <table:table-cell table:formula="of:=SUM([.A28:.A32])" office:value-type="float" office:value="41606.31" calcext:value-type="float">
            <text:p>41606,31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электроэнергия</text:p>
          </table:table-cell>
          <table:table-cell table:style-name="ce3" office:value-type="string" calcext:value-type="string">
            <text:p>кВт</text:p>
          </table:table-cell>
          <table:table-cell table:style-name="ce3" office:value-type="string" calcext:value-type="string">
            <text:p>часы работы</text:p>
          </table:table-cell>
          <table:table-cell table:style-name="ce3" office:value-type="string" calcext:value-type="string">
            <text:p>Тариф</text:p>
          </table:table-cell>
          <table:table-cell table:style-name="ce3" office:value-type="string" calcext:value-type="string">
            <text:p>стоимость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Ноут</text:p>
          </table:table-cell>
          <table:table-cell office:value-type="float" office:value="0.05" calcext:value-type="float">
            <text:p>0,05</text:p>
          </table:table-cell>
          <table:table-cell table:formula="of:=[.L21]" office:value-type="float" office:value="176" calcext:value-type="float">
            <text:p>176</text:p>
          </table:table-cell>
          <table:table-cell office:value-type="float" office:value="2.17" calcext:value-type="float">
            <text:p>2,17</text:p>
          </table:table-cell>
          <table:table-cell table:formula="of:=[.B36]*[.C36]*[.D36]" office:value-type="float" office:value="19.096" calcext:value-type="float">
            <text:p>19,096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Освещение</text:p>
          </table:table-cell>
          <table:table-cell office:value-type="float" office:value="0.6" calcext:value-type="float">
            <text:p>0,6</text:p>
          </table:table-cell>
          <table:table-cell table:formula="of:=[.L21]" office:value-type="float" office:value="176" calcext:value-type="float">
            <text:p>176</text:p>
          </table:table-cell>
          <table:table-cell office:value-type="float" office:value="2.17" calcext:value-type="float">
            <text:p>2,17</text:p>
          </table:table-cell>
          <table:table-cell table:formula="of:=[.B38]*[.C38]*[.D38]" office:value-type="float" office:value="229.152" calcext:value-type="float">
            <text:p>229,152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E36:.E38])" office:value-type="float" office:value="248.248" calcext:value-type="float">
            <text:p>248,248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style-name="ce3" office:value-type="string" calcext:value-type="string">
            <text:p>Сводная смета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ЗП</text:p>
          </table:table-cell>
          <table:table-cell table:formula="of:=[.B23]" office:value-type="float" office:value="15978.144" calcext:value-type="float">
            <text:p>15978,14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float" office:value="362.01" calcext:value-type="float">
            <text:p>362,0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мортизация</text:p>
          </table:table-cell>
          <table:table-cell table:formula="of:=[.I32]" office:value-type="float" office:value="882" calcext:value-type="float">
            <text:p>88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лектричество</text:p>
          </table:table-cell>
          <table:table-cell table:formula="of:=[.B39]" office:value-type="float" office:value="248.248" calcext:value-type="float">
            <text:p>248,2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накладные</text:p>
          </table:table-cell>
          <table:table-cell office:value-type="float" office:value="230" calcext:value-type="float">
            <text:p>230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итого:</text:p>
          </table:table-cell>
          <table:table-cell table:formula="of:=SUM([.B42:.B46])" office:value-type="float" office:value="17700.402" calcext:value-type="float">
            <text:p>17700,40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число ламп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щность</text:p>
          </table:table-cell>
          <table:table-cell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ветовой поток</text:p>
          </table:table-cell>
          <table:table-cell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ила света</text:p>
          </table:table-cell>
          <table:table-cell table:formula="of:=[.B51]/(4*3.14)" office:value-type="float" office:value="199.044585987261" calcext:value-type="float">
            <text:p>199,044585987261</text:p>
          </table:table-cell>
          <table:table-cell office:value-type="string" calcext:value-type="string">
            <text:p>стол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Косинус 30</text:p>
          </table:table-cell>
          <table:table-cell table:formula="of:=COS(30)" office:value-type="float" office:value="0.154251449887584" calcext:value-type="float">
            <text:p>0,154251449887584</text:p>
          </table:table-cell>
          <table:table-cell table:formula="of:=COS(45)" office:value-type="float" office:value="0.52532198881773" calcext:value-type="float">
            <text:p>0,52532198881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</text:p>
          </table:table-cell>
          <table:table-cell office:value-type="float" office:value="1.5" calcext:value-type="float">
            <text:p>1,5</text:p>
          </table:table-cell>
          <table:table-cell office:value-type="float" office:value="1.6" calcext:value-type="float">
            <text:p>1,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расстояние в кв.</text:p>
          </table:table-cell>
          <table:table-cell table:formula="of:=[.B54]*[.B54]" office:value-type="float" office:value="2.25" calcext:value-type="float">
            <text:p>2,25</text:p>
          </table:table-cell>
          <table:table-cell table:formula="of:=[.C54]*[.C54]" office:value-type="float" office:value="2.56" calcext:value-type="float">
            <text:p>2,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свещенность</text:p>
          </table:table-cell>
          <table:table-cell table:formula="of:=([.B52]/[.B55])*[.B53]*[.B49]" office:value-type="float" office:value="136.457404359151" calcext:value-type="float">
            <text:p>136,457404359151</text:p>
          </table:table-cell>
          <table:table-cell table:formula="of:=(([.B52]/[.C55])*[.C53])*[.B49]" office:value-type="float" office:value="408.447256930584" calcext:value-type="float">
            <text:p>408,44725693058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экран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float" office:value="15978.14" calcext:value-type="float">
            <text:p>15978,14</text:p>
          </table:table-cell>
          <table:table-cell table:number-columns-repeated="11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11"/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11"/>
        </table:table-row>
        <table:table-row table:style-name="ro1">
          <table:table-cell office:value-type="float" office:value="248.25" calcext:value-type="float">
            <text:p>248,25</text:p>
          </table:table-cell>
          <table:table-cell table:number-columns-repeated="11"/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11"/>
        </table:table-row>
        <table:table-row table:style-name="ro1">
          <table:table-cell table:formula="of:=SUM([.A61:.A65])" office:value-type="float" office:value="17776.39" calcext:value-type="float">
            <text:p>17776,39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.00.0000</text:date>, <text:time style:data-style-name="N2" text:time-value="19:51:24.92334676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7:31:04.781565531</meta:creation-date>
    <dc:date>2017-06-09T02:32:50.605878785</dc:date>
    <meta:editing-duration>PT8H41M24S</meta:editing-duration>
    <meta:editing-cycles>25</meta:editing-cycles>
    <meta:generator>LibreOffice/5.2.2.2$Linux_X86_64 LibreOffice_project/20m0$Build-2</meta:generator>
    <meta:document-statistic meta:table-count="1" meta:cell-count="250" meta:object-count="0"/>
  </office:meta>
</office:document-meta>
</file>